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 style:list-style-name="L1">
      <style:text-properties style:font-name="Consolas" fo:font-size="10pt" style:font-size-asian="10pt" style:font-size-complex="10pt"/>
    </style:style>
    <style:style style:name="P3" style:family="paragraph" style:parent-style-name="Standard" style:list-style-name="L2">
      <style:text-properties style:font-name="Consolas" fo:font-size="10pt" style:font-size-asian="10pt" style:font-size-complex="10pt"/>
    </style:style>
    <style:style style:name="P4" style:family="paragraph" style:parent-style-name="Standard">
      <style:text-properties style:font-name="Consolas" fo:font-size="8pt" style:font-size-asian="8pt" style:font-size-complex="8pt"/>
    </style:style>
    <style:style style:name="P5" style:family="paragraph" style:parent-style-name="Standard" style:list-style-name="">
      <style:paragraph-properties style:text-autospace="none"/>
      <style:text-properties style:font-name="Consolas" fo:font-size="8pt" style:font-size-asian="8pt" style:font-size-complex="8pt"/>
    </style:style>
    <style:style style:name="P6" style:family="paragraph" style:parent-style-name="Standard" style:list-style-name="">
      <style:paragraph-properties style:text-autospace="none"/>
      <style:text-properties fo:color="#008000" style:font-name="Consolas" fo:font-size="8pt" style:font-name-asian="Consolas1" style:font-size-asian="8pt" style:font-name-complex="Consolas1" style:font-size-complex="8pt"/>
    </style:style>
    <style:style style:name="P7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8" style:family="paragraph" style:parent-style-name="Standard" style:list-style-name="">
      <style:paragraph-properties style:text-autospace="none"/>
      <style:text-properties fo:color="#000000" style:font-name="Consolas" fo:font-size="8pt" style:font-name-asian="Consolas1" style:font-size-asian="8pt" style:font-name-complex="Consolas1" style:font-size-complex="8pt"/>
    </style:style>
    <style:style style:name="P9" style:family="paragraph" style:parent-style-name="Standard">
      <style:paragraph-properties fo:break-before="page"/>
      <style:text-properties style:font-name="Consolas" fo:font-size="10pt" style:font-size-asian="10pt" style:font-size-complex="10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8.0717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8.2681in" style:type="right" style:leader-style="dotted" style:leader-text="."/>
        </style:tab-stops>
      </style:paragraph-properties>
    </style:style>
    <style:style style:name="T1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2" style:family="text">
      <style:text-properties fo:color="#000000" style:font-name-asian="Consolas1" style:font-name-complex="Consolas1"/>
    </style:style>
    <style:style style:name="T3" style:family="text">
      <style:text-properties fo:color="#0000ff" style:font-name-asian="Consolas1" style:font-name-complex="Consolas1"/>
    </style:style>
    <style:style style:name="T4" style:family="text">
      <style:text-properties fo:color="#6f008a" style:font-name-asian="Consolas1" style:font-name-complex="Consolas1"/>
    </style:style>
    <style:style style:name="T5" style:family="text">
      <style:text-properties fo:color="#2b91af" style:font-name-asian="Consolas1" style:font-name-complex="Consolas1"/>
    </style:style>
    <style:style style:name="T6" style:family="text">
      <style:text-properties fo:color="#2b91af" fo:font-weight="bold" style:font-name-asian="Consolas1" style:font-weight-asian="bold" style:font-name-complex="Consolas1" style:font-weight-complex="bold"/>
    </style:style>
    <style:style style:name="T7" style:family="text">
      <style:text-properties fo:color="#808080" style:font-name-asian="Consolas1" style:font-name-complex="Consolas1"/>
    </style:style>
    <style:style style:name="T8" style:family="text">
      <style:text-properties fo:color="#008000" style:font-name-asian="Consolas1" style:font-name-complex="Consolas1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a31515" style:font-name-asian="Consolas1" style:font-name-complex="Consolas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h text:style-name="Heading_20_1" text:outline-level="1"><text:s/>AlCThreading C++ Library</text:h>
      <text:p text:style-name="P1"/>
      <text:p text:style-name="P1"><text:s/>Author: <text:a xlink:type="simple" xlink:href="mailto:alwyn.j.dippenaar@gmail.com" text:style-name="Internet_20_link" text:visited-style-name="Visited_20_Internet_20_Link">alwyn.j.dippenaar@gmail.com</text:a></text:p>
      <text:p text:style-name="P1"/>
      <text:p text:style-name="P1"><text:tab/> This project will produce the AlCThreading.dll library, which exposes the AlCThread class, which <text:tab/> provides very similar functionality as the Thread class in java.</text:p>
      <text:p text:style-name="P1"/>
      <text:p text:style-name="P1"/>
      <text:p text:style-name="P1"><text:s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s/>AlCThreading C++ Library<text:tab/>1</text:p>
          <text:p text:style-name="P11"><text:s/>Build:<text:tab/>1</text:p>
          <text:p text:style-name="P11"><text:s/>Dependencies:<text:tab/>1</text:p>
          <text:p text:style-name="P11"><text:s/>Usage:<text:tab/>2</text:p>
          <text:p text:style-name="P11"><text:s/>Example:<text:tab/>3</text:p>
        </text:index-body>
      </text:table-of-content>
      <text:p text:style-name="P1"/>
      <text:p text:style-name="P1"/>
      <text:h text:style-name="Heading_20_2" text:outline-level="2"><text:s/>Build:</text:h>
      <text:p text:style-name="P1"><text:s/><text:tab/>This project will require Visual Studio 2017 to build.</text:p>
      <text:p text:style-name="P1"><text:tab/>This project will require all it's dependencies and their respective dependencies as well to build.</text:p>
      <text:h text:style-name="Heading_20_2" text:outline-level="2"><text:s/>Dependencies:</text:h>
      <text:p text:style-name="P1"><text:s/><text:tab/>This project depends on the following:</text:p>
      <text:list xml:id="list6328601778610948807" text:style-name="L1">
        <text:list-item>
          <text:p text:style-name="P2"><text:s/>AlCLogger<text:tab/></text:p>
        </text:list-item>
        <text:list-item>
          <text:p text:style-name="P2"><text:s/>std::mutex<text:tab/></text:p>
        </text:list-item>
      </text:list>
      <text:h text:style-name="Heading_20_2" text:outline-level="2"/>
      <text:h text:style-name="P10" text:outline-level="2"><text:s/>Usage:</text:h>
      <text:p text:style-name="P1"/>
      <text:p text:style-name="P1"><text:s/>Users of this library must do the following:</text:p>
      <text:list xml:id="list5083046550086608351" text:style-name="L2">
        <text:list-item>
          <text:p text:style-name="P3"><text:s/>Include the &lt;alcthreading.h&gt; C++ header</text:p>
        </text:list-item>
        <text:list-item>
          <text:p text:style-name="P3"><text:s/>Link to the AlCThreading.lib C++ library.</text:p>
        </text:list-item>
        <text:list-item>
          <text:p text:style-name="P3"><text:s/>Derive from the AlCThread class.</text:p>
          <text:list>
            <text:list-item>
              <text:p text:style-name="P3"><text:s/>Implement/override the following functions:</text:p>
              <text:list>
                <text:list-item>
                  <text:p text:style-name="P3"><text:s/><text:span text:style-name="T9">run</text:span>()</text:p>
                </text:list-item>
              </text:list>
            </text:list-item>
          </text:list>
          <text:p text:style-name="P3"/>
        </text:list-item>
      </text:list>
      <text:p text:style-name="P1"/>
      <text:p text:style-name="P4"><text:s text:c="2"/><text:span text:style-name="T8">//The main threadd class.</text:span></text:p>
      <text:p text:style-name="P5"><text:span text:style-name="T3"><text:s/>class</text:span><text:span text:style-name="T2"> </text:span><text:span text:style-name="T4">DLLEXPORT</text:span><text:span text:style-name="T2"> </text:span><text:span text:style-name="T6">AlCThread</text:span></text:p>
      <text:p text:style-name="P8"><text:s/>{</text:p>
      <text:p text:style-name="P5"><text:span text:style-name="T3"><text:s/>public</text:span><text:span text:style-name="T2">:</text:span></text:p>
      <text:p text:style-name="P5"><text:span text:style-name="T2"><text:s/><text:tab/>AlCThread(</text:span><text:span text:style-name="T5">AlCLogger</text:span><text:span text:style-name="T2"> *</text:span><text:span text:style-name="T7">vLogger</text:span><text:span text:style-name="T2">);</text:span></text:p>
      <text:p text:style-name="P5"><text:span text:style-name="T2"><text:s/><text:tab/></text:span><text:span text:style-name="T3">virtual</text:span><text:span text:style-name="T2"> ~AlCThread();</text:span></text:p>
      <text:p text:style-name="P8"><text:s/></text:p>
      <text:p text:style-name="P5"><text:span text:style-name="T2"><text:s/><text:tab/></text:span><text:span text:style-name="T8">//Starts this thread.</text:span></text:p>
      <text:p text:style-name="P5"><text:span text:style-name="T2"><text:s/><text:tab/></text:span><text:span text:style-name="T3">bool</text:span><text:span text:style-name="T2"> start();</text:span></text:p>
      <text:p text:style-name="P8"><text:s/></text:p>
      <text:p text:style-name="P5"><text:span text:style-name="T2"><text:s/><text:tab/></text:span><text:span text:style-name="T8">//THis will get invoked once the thread starts, </text:span></text:p>
      <text:p text:style-name="P5"><text:span text:style-name="T2"><text:s/><text:tab/></text:span><text:span text:style-name="T8">//by a new thread, and not the current thread tha invoked start.</text:span></text:p>
      <text:p text:style-name="P5"><text:span text:style-name="T2"><text:s/><text:tab/></text:span><text:span text:style-name="T3">virtual</text:span><text:span text:style-name="T2"> </text:span><text:span text:style-name="T5">DWORD</text:span><text:span text:style-name="T2"> run();</text:span></text:p>
      <text:p text:style-name="P8"><text:s/></text:p>
      <text:p text:style-name="P5"><text:span text:style-name="T2"><text:s/><text:tab/></text:span><text:span text:style-name="T8">//Logging.</text:span></text:p>
      <text:p text:style-name="P5"><text:span text:style-name="T2"><text:s/><text:tab/></text:span><text:span text:style-name="T5">AlCLogger</text:span><text:span text:style-name="T2"> *logger;</text:span></text:p>
      <text:p text:style-name="P8"><text:s/></text:p>
      <text:p text:style-name="P5"><text:span text:style-name="T2"><text:s/><text:tab/></text:span><text:span text:style-name="T8">//Thread id.</text:span></text:p>
      <text:p text:style-name="P5"><text:span text:style-name="T2"><text:s/><text:tab/></text:span><text:span text:style-name="T5">DWORD</text:span><text:span text:style-name="T2"> threadId;</text:span></text:p>
      <text:p text:style-name="P5"><text:span text:style-name="T2"><text:s/><text:tab/></text:span><text:span text:style-name="T5">HANDLE</text:span><text:span text:style-name="T2"> threadHandle;</text:span></text:p>
      <text:p text:style-name="P8"><text:s/></text:p>
      <text:p text:style-name="P5"><text:span text:style-name="T2"><text:s/><text:tab/></text:span><text:span text:style-name="T3">int</text:span><text:span text:style-name="T2"> stackSize;</text:span></text:p>
      <text:p text:style-name="P5"><text:span text:style-name="T2"><text:s/><text:tab/></text:span><text:span text:style-name="T3">void</text:span><text:span text:style-name="T2"> setCompleted(</text:span><text:span text:style-name="T3">bool</text:span><text:span text:style-name="T2"> </text:span><text:span text:style-name="T7">newval</text:span><text:span text:style-name="T2">);<text:tab/><text:tab/><text:tab/></text:span><text:span text:style-name="T8">// Thread safe way to set completed for thread.</text:span></text:p>
      <text:p text:style-name="P5"><text:span text:style-name="T2"><text:s/><text:tab/></text:span><text:span text:style-name="T3">bool</text:span><text:span text:style-name="T2"> getCompleted();<text:tab/><text:tab/><text:tab/><text:tab/><text:tab/></text:span><text:span text:style-name="T8">// Thread safe way to retrieve completed for thread.</text:span></text:p>
      <text:p text:style-name="P8"><text:s/></text:p>
      <text:p text:style-name="P5"><text:span text:style-name="T2"><text:s/><text:tab/></text:span><text:span text:style-name="T3">void</text:span><text:span text:style-name="T2"> setStarted(</text:span><text:span text:style-name="T3">bool</text:span><text:span text:style-name="T2"> </text:span><text:span text:style-name="T7">newval</text:span><text:span text:style-name="T2">);<text:tab/><text:tab/><text:tab/></text:span><text:span text:style-name="T8">// Thread safe way to set started for thread.</text:span></text:p>
      <text:p text:style-name="P5"><text:span text:style-name="T2"><text:s/><text:tab/></text:span><text:span text:style-name="T3">bool</text:span><text:span text:style-name="T2"> getStarted();<text:tab/><text:tab/><text:tab/><text:tab/><text:tab/><text:tab/></text:span><text:span text:style-name="T8">// Thread safe way to retrieve started for thread.</text:span></text:p>
      <text:p text:style-name="P8"><text:s/></text:p>
      <text:p text:style-name="P5"><text:span text:style-name="T2"><text:s/><text:tab/></text:span><text:span text:style-name="T3">bool</text:span><text:span text:style-name="T2"> completed;</text:span></text:p>
      <text:p text:style-name="P8"><text:s/></text:p>
      <text:p text:style-name="P5"><text:span text:style-name="T2"><text:s/><text:tab/></text:span><text:span text:style-name="T8">//Character buffer for output.</text:span></text:p>
      <text:p text:style-name="P5"><text:span text:style-name="T2"><text:s/><text:tab/></text:span><text:span text:style-name="T3">wchar_t</text:span><text:span text:style-name="T2"> tbuffer[2048];</text:span></text:p>
      <text:p text:style-name="P8"><text:s/></text:p>
      <text:p text:style-name="P5"><text:span text:style-name="T2"><text:s/><text:tab/>std::</text:span><text:span text:style-name="T5">mutex</text:span><text:span text:style-name="T2"> threadMutex;<text:tab/><text:tab/><text:tab/><text:tab/><text:tab/></text:span><text:span text:style-name="T8">// Mutex to protect this thread.</text:span></text:p>
      <text:p text:style-name="P8"><text:s/></text:p>
      <text:p text:style-name="P8"><text:s/></text:p>
      <text:p text:style-name="P5"><text:span text:style-name="T2"><text:s/><text:tab/></text:span><text:span text:style-name="T8">//Bool flags, for thread control.</text:span></text:p>
      <text:p text:style-name="P5"><text:span text:style-name="T2"><text:s/><text:tab/></text:span><text:span text:style-name="T3">bool</text:span><text:span text:style-name="T2"> started;</text:span></text:p>
      <text:p text:style-name="P8"><text:s/></text:p>
      <text:p text:style-name="P8"><text:s/></text:p>
      <text:p text:style-name="P8"><text:s/>};</text:p>
      <text:p text:style-name="P8"/>
      <text:p text:style-name="P7"/>
      <text:p text:style-name="P1"/>
      <text:p text:style-name="P9"><text:s/><text:tab/></text:p>
      <text:h text:style-name="Heading_20_2" text:outline-level="2"><text:s/>Example:</text:h>
      <text:p text:style-name="P1"/>
      <text:p text:style-name="P1"><text:s/>Header:</text:p>
      <text:p text:style-name="P1"/>
      <text:p text:style-name="P4"><text:span text:style-name="T8"><text:s/>/**</text:span></text:p>
      <text:p text:style-name="P6"><text:s/><text:tab/>This class represents a thread that will poll for videos to analyze.</text:p>
      <text:p text:style-name="P6"><text:s/>**/</text:p>
      <text:p text:style-name="P5"><text:span text:style-name="T3"><text:s/>class</text:span><text:span text:style-name="T2"> </text:span><text:span text:style-name="T5">PollerThread</text:span><text:span text:style-name="T2"> : </text:span><text:span text:style-name="T3">public</text:span><text:span text:style-name="T2"> </text:span><text:span text:style-name="T5">AlCThread</text:span></text:p>
      <text:p text:style-name="P8"><text:s/>{</text:p>
      <text:p text:style-name="P5"><text:span text:style-name="T3"><text:s/>public</text:span><text:span text:style-name="T2">:</text:span></text:p>
      <text:p text:style-name="P5"><text:span text:style-name="T2"><text:s/><text:tab/>PollerThread(</text:span><text:span text:style-name="T5">AlCLogger</text:span><text:span text:style-name="T2"> *</text:span><text:span text:style-name="T7">vLogger</text:span><text:span text:style-name="T2">, </text:span><text:span text:style-name="T3">char</text:span><text:span text:style-name="T2"> *</text:span><text:span text:style-name="T7">vpath</text:span><text:span text:style-name="T2">);<text:tab/></text:span><text:span text:style-name="T8">// Constructor.</text:span></text:p>
      <text:p text:style-name="P5"><text:span text:style-name="T2"><text:s/><text:tab/></text:span><text:span text:style-name="T3">virtual</text:span><text:span text:style-name="T2"><text:tab/>~PollerThread();<text:tab/><text:tab/><text:tab/><text:tab/><text:tab/><text:tab/></text:span><text:span text:style-name="T8">// Destructor.</text:span></text:p>
      <text:p text:style-name="P8"><text:s/></text:p>
      <text:p text:style-name="P5"><text:span text:style-name="T2"><text:s/><text:tab/></text:span><text:span text:style-name="T3">char</text:span><text:span text:style-name="T2"> path[2048];<text:tab/><text:tab/><text:tab/><text:tab/><text:tab/><text:tab/><text:tab/><text:tab/></text:span><text:span text:style-name="T8">// The input path fo poll.</text:span></text:p>
      <text:p text:style-name="P5"><text:span text:style-name="T2"><text:s/><text:tab/></text:span><text:span text:style-name="T3">char</text:span><text:span text:style-name="T2"> pBuffer[2048];<text:tab/><text:tab/><text:tab/><text:tab/><text:tab/><text:tab/><text:tab/><text:tab/></text:span><text:span text:style-name="T8">// The buffer for logging.</text:span></text:p>
      <text:p text:style-name="P8"><text:s/></text:p>
      <text:p text:style-name="P5"><text:span text:style-name="T2"><text:s/><text:tab/></text:span><text:span text:style-name="T3">virtual</text:span><text:span text:style-name="T2"> </text:span><text:span text:style-name="T5">DWORD</text:span><text:span text:style-name="T2"> run();<text:tab/><text:tab/><text:tab/><text:tab/><text:tab/><text:tab/><text:tab/></text:span><text:span text:style-name="T8">//The run Impl, is responsible for polling and <text:s/>processing videos.</text:span></text:p>
      <text:p text:style-name="P8"><text:s/></text:p>
      <text:p text:style-name="P8"><text:s/>};</text:p>
      <text:p text:style-name="P4"/>
      <text:p text:style-name="P4"/>
      <text:p text:style-name="P4"/>
      <text:p text:style-name="P4"/>
      <text:p text:style-name="P4"><text:s/>Cpp:</text:p>
      <text:p text:style-name="P4"/>
      <text:p text:style-name="P4"><text:span text:style-name="T8"><text:s/>/**</text:span></text:p>
      <text:p text:style-name="P6"><text:s/><text:tab/>The run Impl, is responsible for polling and processing videos.</text:p>
      <text:p text:style-name="P6"><text:s/>**/</text:p>
      <text:p text:style-name="P5"><text:span text:style-name="T5"><text:s/>DWORD</text:span><text:span text:style-name="T2"> </text:span><text:span text:style-name="T5">PollerThread</text:span><text:span text:style-name="T2">::run()</text:span></text:p>
      <text:p text:style-name="P8"><text:s/>{</text:p>
      <text:p text:style-name="P5"><text:span text:style-name="T2"><text:s/><text:tab/>sprintf_s(pBuffer, </text:span><text:span text:style-name="T10">"PollerThread::run:-- STARTED , path: '%s' \n\0"</text:span><text:span text:style-name="T2">, path);</text:span></text:p>
      <text:p text:style-name="P8"><text:s/><text:tab/>logger-&gt;debug(pBuffer);</text:p>
      <text:p text:style-name="P8"><text:s/></text:p>
      <text:p text:style-name="P4"><text:s text:c="2"/>…</text:p>
      <text:p text:style-name="P8"><text:s/>}</text:p>
      <text:p text:style-name="P5"><text:span text:style-name="T2"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8.071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7T13:41:13.41</meta:creation-date>
    <dc:date>2017-07-07T13:51:13.50</dc:date>
    <meta:editing-duration>PT9M42S</meta:editing-duration>
    <meta:editing-cycles>35</meta:editing-cycles>
    <meta:generator>OpenOffice/4.1.1$Win32 OpenOffice.org_project/411m6$Build-9775</meta:generator>
    <meta:document-statistic meta:table-count="0" meta:image-count="0" meta:object-count="0" meta:page-count="3" meta:paragraph-count="95" meta:word-count="325" meta:character-count="2371"/>
  </office:meta>
</office:document-meta>
</file>